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F40000003FB435D8D1.png"/>
  <manifest:file-entry manifest:media-type="image/png" manifest:full-path="Pictures/10000200000000140000000D005CA8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Systemrolle" svg:stroke-color="#cc0033" draw:fill="none" draw:textarea-horizontal-align="center" draw:textarea-vertical-align="bottom" fo:padding-bottom="0.2cm"/>
    </style:style>
    <style:style style:name="gr2" style:family="graphic" style:parent-style-name="Objekt_20_mit_20_Schatten_20_Rot">
      <style:graphic-properties svg:stroke-color="#cc0033" draw:fill-color="#cc0033" draw:auto-grow-height="true" draw:auto-grow-width="false" fo:max-height="0cm" fo:min-height="1.374cm"/>
    </style:style>
    <style:style style:name="gr3" style:family="graphic" style:parent-style-name="Objekt_20_mit_20_Schatten_20_Rot">
      <style:graphic-properties svg:stroke-color="#cc0033" draw:fill-color="#cc0033" draw:auto-grow-height="true" draw:auto-grow-width="false" fo:max-height="0cm" fo:min-height="1.643cm"/>
    </style:style>
    <style:style style:name="gr4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0.61cm"/>
    </style:style>
    <style:style style:name="gr5" style:family="graphic" style:parent-style-name="objectwithoutfill">
      <style:graphic-properties draw:stroke="dash" draw:stroke-dash="Systemrolle" svg:stroke-color="#cc0033" draw:fill="none" draw:textarea-horizontal-align="center" draw:textarea-vertical-align="bottom" fo:padding-bottom="0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3cm"/>
    </style:style>
    <style:style style:name="gr7" style:family="graphic" style:parent-style-name="Objekt_20_mit_20_Schatten_20_Rot">
      <style:graphic-properties svg:stroke-color="#cc0033" draw:fill-color="#cc0033" draw:auto-grow-height="true" draw:auto-grow-width="false" fo:max-height="0cm" fo:min-height="1.455cm"/>
    </style:style>
    <style:style style:name="gr8" style:family="graphic" style:parent-style-name="Objekt_20_mit_20_Schatten_20_Rot">
      <style:graphic-properties svg:stroke-color="#cc0033" draw:fill-color="#cc0033" draw:auto-grow-height="true" draw:auto-grow-width="false" fo:max-height="0cm" fo:min-height="1.463cm"/>
    </style:style>
    <style:style style:name="gr9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dash" draw:stroke-dash="Ultrafine_20_2_20_Dots_20_3_20_Dashes" svg:stroke-width="0.051cm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1.463cm"/>
    </style:style>
    <style:style style:name="gr12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1.18cm"/>
    </style:style>
    <style:style style:name="gr13" style:family="graphic" style:parent-style-name="standard">
      <style:graphic-properties draw:stroke="solid" svg:stroke-width="0.051cm" draw:marker-start="Arrow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objectwithoutfill">
      <style:graphic-properties draw:stroke="solid" draw:stroke-dash="Systemrolle" svg:stroke-color="#cc0033" draw:fill="none" draw:textarea-horizontal-align="center" draw:textarea-vertical-align="middle" fo:padding-bottom="0cm"/>
    </style:style>
    <style:style style:name="gr15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0.684cm"/>
    </style:style>
    <style:style style:name="gr16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1.25cm"/>
    </style:style>
    <style:style style:name="gr17" style:family="graphic" style:parent-style-name="Objekt_20_mit_20_Schatten_20_Rot">
      <style:graphic-properties svg:stroke-color="#cc0033" draw:fill="solid" draw:fill-color="#e6e6ff" draw:auto-grow-height="true" draw:auto-grow-width="false" fo:max-height="0cm" fo:min-height="0.95cm"/>
    </style:style>
    <style:style style:name="gr18" style:family="graphic">
      <style:graphic-properties style:protect="size"/>
    </style:style>
    <style:style style:name="pr1" style:family="presentation" style:parent-style-name="_30_5-05-10_5f_Päsentation-title">
      <style:graphic-properties draw:fill-color="#ffffff" draw:auto-grow-height="true" fo:min-height="2.094cm"/>
    </style:style>
    <style:style style:name="pr2" style:family="presentation" style:parent-style-name="_30_5-05-10_5f_Päsentation-title">
      <style:graphic-properties draw:fill-color="#ffffff" draw:auto-grow-height="true" fo:min-height="1.375cm"/>
    </style:style>
    <style:style style:name="pr3" style:family="presentation" style:parent-style-name="_30_5-05-10_5f_Päsentation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cc0033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cc0033" fo:font-size="18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color="#000000" fo:font-size="12pt" style:font-size-asian="24pt" style:font-size-complex="24pt"/>
    </style:style>
    <style:style style:name="P8" style:family="paragraph">
      <style:paragraph-properties fo:margin-left="0cm" fo:margin-right="0cm" fo:text-align="center" fo:text-indent="0cm"/>
      <style:text-properties fo:color="#cc0033"/>
    </style:style>
    <style:style style:name="P9" style:family="paragraph">
      <style:paragraph-properties fo:margin-left="0cm" fo:margin-right="0cm" fo:text-align="center" fo:text-indent="0cm"/>
      <style:text-properties fo:color="#800000" fo:font-size="14.1000003814697pt"/>
    </style:style>
    <style:style style:name="P10" style:family="paragraph">
      <style:paragraph-properties fo:margin-left="0cm" fo:margin-right="0cm" fo:text-align="center" fo:text-indent="0cm"/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color="#cc0033" fo:font-size="14.1000003814697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cc0033" fo:font-size="16pt"/>
    </style:style>
    <style:style style:name="T2" style:family="text">
      <style:text-properties fo:color="#cc0033" fo:font-size="18pt"/>
    </style:style>
    <style:style style:name="T3" style:family="text">
      <style:text-properties fo:font-size="12pt"/>
    </style:style>
    <style:style style:name="T4" style:family="text">
      <style:text-properties fo:color="#000000" fo:font-size="12pt" style:font-size-asian="24pt" style:font-size-complex="24pt"/>
    </style:style>
    <style:style style:name="T5" style:family="text">
      <style:text-properties fo:color="#800000" fo:font-size="14pt"/>
    </style:style>
    <style:style style:name="T6" style:family="text">
      <style:text-properties fo:color="#cc0033" fo:font-size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/N Mechanismus 1" draw:style-name="dp1" draw:master-page-name="_30_5-05-10_5f_Päsentation" presentation:presentation-page-layout-name="AL1T1">
        <office:forms form:automatic-focus="false" form:apply-design-mode="false"/>
        <draw:frame presentation:style-name="pr1" draw:text-style-name="P1" draw:layer="layout" svg:width="23.91cm" svg:height="2.094cm" svg:x="2.059cm" svg:y="3.5cm" presentation:class="title">
          <draw:text-box>
            <text:p text:style-name="P1">Listener/Notifier-Mechanismus</text:p>
          </draw:text-box>
        </draw:frame>
        <draw:frame presentation:style-name="pr2" draw:text-style-name="P3" draw:layer="layout" svg:width="23.91cm" svg:height="1.375cm" svg:x="0.852cm" svg:y="1.023cm" presentation:class="title" presentation:user-transformed="true">
          <draw:text-box>
            <text:p text:style-name="P2"><text:span text:style-name="T1">Managementsystem</text:span></text:p>
          </draw:text-box>
        </draw:frame>
        <draw:rect draw:name="UCS-Master" draw:style-name="gr1" draw:text-style-name="P5" draw:layer="layout" svg:width="9.342cm" svg:height="13.734cm" svg:x="1.212cm" svg:y="5.542cm" draw:corner-radius="0.5cm">
          <text:p text:style-name="P4"><text:span text:style-name="T2">UCS-Master</text:span></text:p>
        </draw:rect>
        <draw:rect draw:name="UCS-Master" draw:style-name="gr1" draw:text-style-name="P5" draw:layer="layout" svg:width="9.342cm" svg:height="13.818cm" svg:x="17.256cm" svg:y="5.459cm" draw:corner-radius="0.5cm">
          <text:p text:style-name="P4"><text:span text:style-name="T2">UCS-Slave</text:span></text:p>
        </draw:rect>
        <draw:frame draw:style-name="gr2" draw:text-style-name="P6" draw:id="id1" draw:layer="layout" svg:width="2.241cm" svg:height="1.624cm" svg:x="2.556cm" svg:y="5.96cm">
          <draw:text-box draw:corner-radius="0.3cm">
            <text:p text:style-name="P1"><text:span text:style-name="T3">Slapd</text:span></text:p>
          </draw:text-box>
        </draw:frame>
        <draw:frame draw:style-name="gr2" draw:text-style-name="P6" draw:id="id3" draw:layer="layout" svg:width="2.379cm" svg:height="1.624cm" svg:x="2.533cm" svg:y="14.052cm">
          <draw:text-box draw:corner-radius="0.3cm">
            <text:p text:style-name="P1"><text:span text:style-name="T3">Notifier</text:span></text:p>
          </draw:text-box>
        </draw:frame>
        <draw:frame draw:style-name="gr3" draw:text-style-name="P6" draw:id="id5" draw:layer="layout" svg:width="2.493cm" svg:height="1.893cm" svg:x="17.952cm" svg:y="7.379cm">
          <draw:text-box draw:corner-radius="0.3cm">
            <text:p text:style-name="P1"><text:span text:style-name="T3">Listener</text:span></text:p>
          </draw:text-box>
        </draw:frame>
        <draw:frame draw:style-name="gr4" draw:text-style-name="P7" draw:id="id8" draw:layer="layout" svg:width="3.815cm" svg:height="1.199cm" svg:x="1.785cm" svg:y="11.371cm">
          <draw:text-box draw:corner-radius="0.3cm">
            <text:p text:style-name="P1"><text:span text:style-name="T4">listener/listener</text:span></text:p>
            <text:p text:style-name="P1"><text:span text:style-name="T4">socket</text:span></text:p>
          </draw:text-box>
        </draw:frame>
        <draw:rect draw:name="UCS-Master" draw:style-name="gr5" draw:text-style-name="P8" draw:id="id7" draw:layer="layout" svg:width="8.609cm" svg:height="3.076cm" svg:x="17.68cm" svg:y="11.712cm" draw:corner-radius="0.5cm">
          <text:p/>
        </draw:rect>
        <draw:frame draw:style-name="gr6" draw:text-style-name="P9" draw:layer="layout" svg:width="6.551cm" svg:height="0.806cm" svg:x="21.073cm" svg:y="11.07cm">
          <draw:text-box>
            <text:p text:style-name="P4"><text:span text:style-name="T5">Listener-Module</text:span></text:p>
          </draw:text-box>
        </draw:frame>
        <draw:frame draw:style-name="gr7" draw:text-style-name="P6" draw:id="id9" draw:layer="layout" svg:width="2.352cm" svg:height="1.705cm" svg:x="17.874cm" svg:y="12.384cm">
          <draw:text-box draw:corner-radius="0.3cm">
            <text:p text:style-name="P1"><text:span text:style-name="T3">cups</text:span></text:p>
          </draw:text-box>
        </draw:frame>
        <draw:frame draw:style-name="gr8" draw:text-style-name="P10" draw:id="id13" draw:layer="layout" svg:width="3.107cm" svg:height="1.713cm" svg:x="22.998cm" svg:y="12.381cm">
          <draw:text-box draw:corner-radius="0.3cm">
            <text:p text:style-name="P4"><text:span text:style-name="T3">ldap</text:span></text:p>
            <text:p text:style-name="P4"><text:span text:style-name="T3">replication</text:span></text:p>
          </draw:text-box>
        </draw:frame>
        <draw:frame draw:style-name="gr8" draw:text-style-name="P6" draw:id="id11" draw:layer="layout" svg:width="2.352cm" svg:height="1.713cm" svg:x="20.404cm" svg:y="12.381cm">
          <draw:text-box draw:corner-radius="0.3cm">
            <text:p text:style-name="P1"><text:span text:style-name="T3">samba</text:span></text:p>
            <text:p text:style-name="P1"><text:span text:style-name="T3">shares</text:span></text:p>
          </draw:text-box>
        </draw:frame>
        <draw:connector draw:style-name="gr9" draw:text-style-name="P11" draw:layer="layout" svg:x1="3.676cm" svg:y1="7.584cm" svg:x2="3.71cm" svg:y2="8.276cm" draw:start-shape="id1" draw:start-glue-point="2" draw:end-shape="id2" draw:end-glue-point="0" svg:d="m3676 7584v496h34v196">
          <text:p/>
        </draw:connector>
        <draw:connector draw:style-name="gr9" draw:text-style-name="P11" draw:layer="layout" svg:x1="3.722cm" svg:y1="15.676cm" svg:x2="5.985cm" svg:y2="16.65cm" draw:start-shape="id3" draw:start-glue-point="2" draw:end-shape="id4" draw:end-glue-point="3" svg:d="m3722 15676v974h2263">
          <text:p/>
        </draw:connector>
        <draw:connector draw:style-name="gr10" draw:text-style-name="P11" draw:layer="layout" svg:x1="20.445cm" svg:y1="8.325cm" svg:x2="22.2cm" svg:y2="9.521cm" draw:start-shape="id5" draw:start-glue-point="1" draw:end-shape="id6" draw:end-glue-point="3" svg:d="m20445 8325h1028v1196h727">
          <text:p/>
        </draw:connector>
        <draw:connector draw:style-name="gr9" draw:text-style-name="P11" draw:layer="layout" svg:x1="19.198cm" svg:y1="9.272cm" svg:x2="21.984cm" svg:y2="11.712cm" draw:start-shape="id5" draw:start-glue-point="2" draw:end-shape="id7" draw:end-glue-point="0" svg:d="m19198 9272v1382h2786v1058">
          <text:p/>
        </draw:connector>
        <draw:frame draw:style-name="gr11" draw:text-style-name="P7" draw:id="id10" draw:layer="layout" svg:width="2.51cm" svg:height="1.713cm" svg:x="17.476cm" svg:y="16.235cm">
          <draw:text-box draw:corner-radius="0.3cm">
            <text:p text:style-name="P1"><text:span text:style-name="T4">printers</text:span></text:p>
            <text:p text:style-name="P1"><text:span text:style-name="T4">.conf</text:span></text:p>
          </draw:text-box>
        </draw:frame>
        <draw:frame draw:style-name="gr12" draw:text-style-name="P7" draw:id="id12" draw:layer="layout" svg:width="2.92cm" svg:height="1.43cm" svg:x="20.167cm" svg:y="16.294cm">
          <draw:text-box draw:corner-radius="0.3cm">
            <text:p text:style-name="P1"><text:span text:style-name="T4">smb.conf</text:span></text:p>
          </draw:text-box>
        </draw:frame>
        <draw:connector draw:style-name="gr13" draw:text-style-name="P11" draw:layer="layout" svg:x1="4.797cm" svg:y1="6.772cm" svg:x2="19.198cm" svg:y2="7.379cm" draw:start-shape="id1" draw:start-glue-point="1" draw:end-shape="id5" draw:end-glue-point="0" svg:d="m4797 6772h14401v607">
          <text:p/>
        </draw:connector>
        <draw:frame draw:style-name="gr2" draw:text-style-name="P6" draw:id="id14" draw:layer="layout" svg:width="2.241cm" svg:height="1.624cm" svg:x="23.459cm" svg:y="16.24cm">
          <draw:text-box draw:corner-radius="0.3cm">
            <text:p text:style-name="P1"><text:span text:style-name="T3">slapd</text:span></text:p>
          </draw:text-box>
        </draw:frame>
        <draw:rect draw:name="UCS-Master" draw:style-name="gr14" draw:text-style-name="P12" draw:layer="layout" svg:width="0.924cm" svg:height="0.983cm" svg:x="1.4cm" svg:y="10.017cm" draw:corner-radius="2.142cm">
          <text:p text:style-name="P4"><text:span text:style-name="T6">1</text:span></text:p>
        </draw:rect>
        <draw:rect draw:name="UCS-Master" draw:style-name="gr14" draw:text-style-name="P12" draw:layer="layout" svg:width="0.924cm" svg:height="0.983cm" svg:x="2.576cm" svg:y="16.517cm" draw:corner-radius="2.142cm">
          <text:p text:style-name="P4"><text:span text:style-name="T6">2</text:span></text:p>
        </draw:rect>
        <draw:connector draw:style-name="gr13" draw:text-style-name="P11" draw:layer="layout" svg:x1="3.722cm" svg:y1="14.052cm" svg:x2="3.692cm" svg:y2="12.57cm" draw:start-shape="id3" draw:start-glue-point="0" draw:end-shape="id8" draw:end-glue-point="2" svg:d="m3722 14052v-591h-30v-891">
          <text:p/>
        </draw:connector>
        <draw:rect draw:name="UCS-Master" draw:style-name="gr14" draw:text-style-name="P12" draw:layer="layout" svg:width="0.924cm" svg:height="0.983cm" svg:x="12.076cm" svg:y="11.017cm" draw:corner-radius="2.142cm">
          <text:p text:style-name="P4"><text:span text:style-name="T6">3</text:span></text:p>
        </draw:rect>
        <draw:rect draw:name="UCS-Master" draw:style-name="gr14" draw:text-style-name="P12" draw:layer="layout" svg:width="0.924cm" svg:height="0.983cm" svg:x="13.076cm" svg:y="5.517cm" draw:corner-radius="2.142cm">
          <text:p text:style-name="P4"><text:span text:style-name="T6">4</text:span></text:p>
        </draw:rect>
        <draw:rect draw:name="UCS-Master" draw:style-name="gr14" draw:text-style-name="P12" draw:layer="layout" svg:width="0.924cm" svg:height="0.983cm" svg:x="20.328cm" svg:y="6.387cm" draw:corner-radius="2.142cm">
          <text:p text:style-name="P4"><text:span text:style-name="T6">5</text:span></text:p>
        </draw:rect>
        <draw:connector draw:style-name="gr13" draw:text-style-name="P11" draw:layer="layout" svg:x1="4.912cm" svg:y1="14.864cm" svg:x2="17.952cm" svg:y2="8.325cm" draw:start-shape="id3" draw:start-glue-point="1" draw:end-shape="id5" draw:end-glue-point="3" svg:d="m4912 14864h6670v-6539h6370">
          <text:p/>
        </draw:connector>
        <draw:rect draw:name="UCS-Master" draw:style-name="gr14" draw:text-style-name="P12" draw:layer="layout" svg:width="0.924cm" svg:height="0.983cm" svg:x="18.021cm" svg:y="10.392cm" draw:corner-radius="2.142cm">
          <text:p text:style-name="P4"><text:span text:style-name="T6">6</text:span></text:p>
        </draw:rect>
        <draw:connector draw:style-name="gr9" draw:text-style-name="P11" draw:layer="layout" svg:x1="19.05cm" svg:y1="14.089cm" svg:x2="18.731cm" svg:y2="16.235cm" draw:start-shape="id9" draw:start-glue-point="2" draw:end-shape="id10" draw:end-glue-point="0" svg:d="m19050 14089v1223h-319v923">
          <text:p/>
        </draw:connector>
        <draw:connector draw:style-name="gr9" draw:text-style-name="P11" draw:layer="layout" svg:x1="21.58cm" svg:y1="14.094cm" svg:x2="21.627cm" svg:y2="16.294cm" draw:start-shape="id11" draw:start-glue-point="2" draw:end-shape="id12" draw:end-glue-point="0" svg:d="m21580 14094v1250h47v950">
          <text:p/>
        </draw:connector>
        <draw:connector draw:style-name="gr9" draw:text-style-name="P11" draw:layer="layout" svg:x1="24.551cm" svg:y1="14.094cm" svg:x2="24.579cm" svg:y2="16.24cm" draw:start-shape="id13" draw:start-glue-point="2" draw:end-shape="id14" draw:end-glue-point="0" svg:d="m24551 14094v1223h28v923">
          <text:p/>
        </draw:connector>
        <draw:rect draw:name="UCS-Master" draw:style-name="gr14" draw:text-style-name="P12" draw:layer="layout" svg:width="0.924cm" svg:height="0.983cm" svg:x="25.521cm" svg:y="14.908cm" draw:corner-radius="2.142cm">
          <text:p text:style-name="P4"><text:span text:style-name="T6">7</text:span></text:p>
        </draw:rect>
        <draw:frame draw:style-name="gr2" draw:text-style-name="P6" draw:id="id2" draw:layer="layout" svg:width="2.779cm" svg:height="1.624cm" svg:x="2.321cm" svg:y="8.276cm">
          <draw:text-box draw:corner-radius="0.3cm">
            <text:p text:style-name="P1"><text:span text:style-name="T3">Translog- Overlay</text:span></text:p>
          </draw:text-box>
        </draw:frame>
        <draw:connector draw:style-name="gr9" draw:text-style-name="P11" draw:layer="layout" svg:x1="3.71cm" svg:y1="9.9cm" svg:x2="3.692cm" svg:y2="11.371cm" draw:start-shape="id2" draw:start-glue-point="2" draw:end-shape="id8" draw:end-glue-point="0" svg:d="m3710 9900v886h-18v585">
          <text:p/>
        </draw:connector>
        <draw:frame draw:style-name="gr15" draw:text-style-name="P7" draw:id="id15" draw:layer="layout" svg:width="2.115cm" svg:height="0.934cm" svg:x="6.385cm" svg:y="8.566cm">
          <draw:text-box draw:corner-radius="0.3cm">
            <text:p text:style-name="P1"><text:span text:style-name="T4">last_id</text:span></text:p>
          </draw:text-box>
        </draw:frame>
        <draw:connector draw:style-name="gr13" draw:text-style-name="P11" draw:layer="layout" svg:x1="5.1cm" svg:y1="9.088cm" svg:x2="6.385cm" svg:y2="9.033cm" draw:start-shape="id2" draw:start-glue-point="1" draw:end-shape="id15" draw:end-glue-point="3" svg:d="m5100 9088h793v-55h492">
          <text:p/>
        </draw:connector>
        <draw:frame draw:style-name="gr16" draw:text-style-name="P7" draw:id="id4" draw:layer="layout" svg:width="4.015cm" svg:height="1.5cm" svg:x="5.985cm" svg:y="15.9cm">
          <draw:text-box draw:corner-radius="0.3cm">
            <text:p text:style-name="P1"><text:span text:style-name="T4">notify/transaction</text:span><text:span text:style-name="T4"><text:line-break/></text:span><text:span text:style-name="T4">Änderungsliste</text:span></text:p>
          </draw:text-box>
        </draw:frame>
        <draw:frame draw:style-name="gr17" draw:text-style-name="P7" draw:id="id6" draw:layer="layout" svg:width="3.9cm" svg:height="1.2cm" svg:x="22.2cm" svg:y="8.921cm">
          <draw:text-box draw:corner-radius="0.3cm">
            <text:p text:style-name="P1"><text:span text:style-name="T4">listener/listener</text:span></text:p>
            <text:p text:style-name="P1"><text:span text:style-name="T4">Socket (Backup)</text:span></text:p>
          </draw:text-box>
        </draw:frame>
        <draw:frame draw:style-name="gr4" draw:text-style-name="P7" draw:id="id16" draw:layer="layout" svg:width="2.699cm" svg:height="0.86cm" svg:x="22.201cm" svg:y="6.04cm">
          <draw:text-box draw:corner-radius="0.3cm">
            <text:p text:style-name="P1"><text:span text:style-name="T4">schema/id</text:span></text:p>
          </draw:text-box>
        </draw:frame>
        <draw:connector draw:style-name="gr9" draw:text-style-name="P11" draw:layer="layout" svg:x1="20.445cm" svg:y1="8.325cm" svg:x2="22.201cm" svg:y2="6.47cm" draw:start-shape="id5" draw:start-glue-point="1" draw:end-shape="id16" draw:end-glue-point="3" svg:d="m20445 8325h1028v-1855h728">
          <text:p/>
        </draw:connector>
        <draw:frame draw:style-name="gr4" draw:text-style-name="P7" draw:id="id17" draw:layer="layout" svg:width="2.699cm" svg:height="0.86cm" svg:x="22.202cm" svg:y="7.541cm">
          <draw:text-box draw:corner-radius="0.3cm">
            <text:p text:style-name="P1"><text:span text:style-name="T4">notifier_id</text:span></text:p>
          </draw:text-box>
        </draw:frame>
        <draw:connector draw:style-name="gr9" draw:text-style-name="P11" draw:layer="layout" svg:x1="20.445cm" svg:y1="8.325cm" svg:x2="22.202cm" svg:y2="7.971cm" draw:start-shape="id5" draw:start-glue-point="1" draw:end-shape="id17" draw:end-glue-point="3" svg:d="m20445 8325h1029v-354h728">
          <text:p/>
        </draw:connector>
        <presentation:notes draw:style-name="dp2">
          <draw:page-thumbnail draw:style-name="gr18" draw:layer="layout" svg:width="13.712cm" svg:height="10.279cm" svg:x="3.642cm" svg:y="2.852cm" draw:page-number="1" presentation:class="page"/>
          <draw:frame presentation:style-name="pr3" draw:text-style-name="P13" draw:layer="layout" svg:width="14.515cm" svg:height="11.411cm" svg:x="3.249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Systemrolle" draw:style="rect" draw:dots1="1" draw:dots1-length="32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mit_20_Schatten_20_Rot" style:display-name="Objekt mit Schatten Rot" style:family="graphic" style:parent-style-name="objectwithshadow">
      <style:graphic-properties draw:stroke="solid" svg:stroke-width="0.05cm" svg:stroke-color="#ccccff" draw:marker-start-width="0.38cm" draw:marker-end-width="0.38cm" draw:fill-color="#cc0033" draw:opacity="100%" draw:textarea-vertical-align="middle" fo:padding-left="0.5cm" draw:shadow-offset-y="0.3cm" draw:shadow-opacity="100%"/>
      <style:text-properties fo:color="#ededed"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5-05-10_5f_Päsentation-background" style:display-name="05-05-10_Päsentation-background" style:family="presentation">
      <style:graphic-properties draw:stroke="none" draw:fill="none"/>
    </style:style>
    <style:style style:name="_30_5-05-10_5f_Päsentation-backgroundobjects" style:display-name="05-05-10_Päsentation-backgroundobjects" style:family="presentation">
      <style:graphic-properties draw:shadow="hidden" draw:shadow-offset-x="0.3cm" draw:shadow-offset-y="0.3cm" draw:shadow-color="#808080"/>
    </style:style>
    <style:style style:name="_30_5-05-10_5f_Päsentation-notes" style:display-name="05-05-10_Päsentation-notes" style:family="presentation">
      <style:graphic-properties draw:stroke="none" draw:fill="none">
        <text:list-style style:name="_30_5-05-10_5f_Päsentation-notes" style:display-name="05-05-10_Päsentation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_30_5-05-10_5f_Päsentation-outline1" style:display-name="05-05-10_Päsentation-outline1" style:family="presentation">
      <style:graphic-properties draw:stroke="none" draw:fill="none">
        <text:list-style style:name="_30_5-05-10_5f_Päsentation-outline1" style:display-name="05-05-10_Päsentation-outline1">
          <text:list-level-style-image text:level="1" xlink:href="Pictures/10000200000000140000000D005CA827.png" xlink:type="simple" xlink:show="embed" xlink:actuate="onLoad">
            <style:list-level-properties text:space-before="0.3cm" text:min-label-width="0.9cm" style:vertical-pos="middle" style:vertical-rel="line" fo:width="0.705cm" fo:height="0.458cm"/>
          </text:list-level-style-image>
          <text:list-level-style-image text:level="2" xlink:href="Pictures/10000200000000140000000D005CA827.png" xlink:type="simple" xlink:show="embed" xlink:actuate="onLoad">
            <style:list-level-properties text:space-before="1.6cm" text:min-label-width="0.8cm" style:vertical-pos="middle" style:vertical-rel="line" fo:width="0.705cm" fo:height="0.458cm"/>
          </text:list-level-style-image>
          <text:list-level-style-image text:level="3" xlink:href="Pictures/10000200000000140000000D005CA827.png" xlink:type="simple" xlink:show="embed" xlink:actuate="onLoad">
            <style:list-level-properties text:space-before="3cm" text:min-label-width="0.6cm" style:vertical-pos="middle" style:vertical-rel="line" fo:width="0.705cm" fo:height="0.458cm"/>
          </text:list-level-style-image>
          <text:list-level-style-image text:level="4" xlink:href="Pictures/10000200000000140000000D005CA827.png" xlink:type="simple" xlink:show="embed" xlink:actuate="onLoad">
            <style:list-level-properties text:space-before="4.2cm" text:min-label-width="0.6cm" style:vertical-pos="middle" style:vertical-rel="line" fo:width="0.705cm" fo:height="0.458cm"/>
          </text:list-level-style-image>
          <text:list-level-style-image text:level="5" xlink:href="Pictures/10000200000000140000000D005CA827.png" xlink:type="simple" xlink:show="embed" xlink:actuate="onLoad">
            <style:list-level-properties text:space-before="5.4cm" text:min-label-width="0.6cm" style:vertical-pos="middle" style:vertical-rel="line" fo:width="0.705cm" fo:height="0.458cm"/>
          </text:list-level-style-image>
          <text:list-level-style-image text:level="6" xlink:href="Pictures/10000200000000140000000D005CA827.png" xlink:type="simple" xlink:show="embed" xlink:actuate="onLoad">
            <style:list-level-properties text:space-before="6.6cm" text:min-label-width="0.6cm" style:vertical-pos="middle" style:vertical-rel="line" fo:width="0.705cm" fo:height="0.458cm"/>
          </text:list-level-style-image>
          <text:list-level-style-image text:level="7" xlink:href="Pictures/10000200000000140000000D005CA827.png" xlink:type="simple" xlink:show="embed" xlink:actuate="onLoad">
            <style:list-level-properties text:space-before="7.8cm" text:min-label-width="0.6cm" style:vertical-pos="middle" style:vertical-rel="line" fo:width="0.705cm" fo:height="0.458cm"/>
          </text:list-level-style-image>
          <text:list-level-style-image text:level="8" xlink:href="Pictures/10000200000000140000000D005CA827.png" xlink:type="simple" xlink:show="embed" xlink:actuate="onLoad">
            <style:list-level-properties text:space-before="9cm" text:min-label-width="0.6cm" style:vertical-pos="middle" style:vertical-rel="line" fo:width="0.705cm" fo:height="0.458cm"/>
          </text:list-level-style-image>
          <text:list-level-style-image text:level="9" xlink:href="Pictures/10000200000000140000000D005CA827.png" xlink:type="simple" xlink:show="embed" xlink:actuate="onLoad">
            <style:list-level-properties text:space-before="10.2cm" text:min-label-width="0.6cm" style:vertical-pos="middle" style:vertical-rel="line" fo:width="0.705cm" fo:height="0.458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6cm" fo:margin-top="0cm" fo:margin-bottom="0.247cm" fo:line-height="15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Univers" style:font-style-name="Standard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32pt" style:language-asian="en" style:country-asian="US" style:font-style-asian="normal" style:font-weight-asian="normal" style:font-family-complex="Tahoma, Lucidasans, 'Lucida Sans', 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_30_5-05-10_5f_Päsentation-outline2" style:display-name="05-05-10_Päsentation-outline2" style:family="presentation" style:parent-style-name="_30_5-05-10_5f_Päsentation-outline1">
      <style:paragraph-properties fo:margin-left="2.4cm" fo:margin-right="0cm" fo:margin-top="0cm" fo:margin-bottom="0.2cm" fo:text-indent="-0.8cm"/>
      <style:text-properties fo:font-size="18pt" style:font-size-asian="28pt" style:font-size-complex="28pt"/>
    </style:style>
    <style:style style:name="_30_5-05-10_5f_Päsentation-outline3" style:display-name="05-05-10_Päsentation-outline3" style:family="presentation" style:parent-style-name="_30_5-05-10_5f_Pä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5-05-10_5f_Päsentation-outline4" style:display-name="05-05-10_Päsentation-outline4" style:family="presentation" style:parent-style-name="_30_5-05-10_5f_Pä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5-05-10_5f_Päsentation-outline5" style:display-name="05-05-10_Päsentation-outline5" style:family="presentation" style:parent-style-name="_30_5-05-10_5f_Pä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5-05-10_5f_Päsentation-outline6" style:display-name="05-05-10_Päsentation-outline6" style:family="presentation" style:parent-style-name="_30_5-05-10_5f_Pä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5-05-10_5f_Päsentation-outline7" style:display-name="05-05-10_Päsentation-outline7" style:family="presentation" style:parent-style-name="_30_5-05-10_5f_Pä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5-05-10_5f_Päsentation-outline8" style:display-name="05-05-10_Päsentation-outline8" style:family="presentation" style:parent-style-name="_30_5-05-10_5f_Pä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5-05-10_5f_Päsentation-outline9" style:display-name="05-05-10_Päsentation-outline9" style:family="presentation" style:parent-style-name="_30_5-05-10_5f_Pä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5-05-10_5f_Päsentation-subtitle" style:display-name="05-05-10_Päsentation-subtitle" style:family="presentation">
      <style:graphic-properties draw:stroke="none" draw:fill="none" draw:textarea-vertical-align="middle">
        <text:list-style style:name="_30_5-05-10_5f_Päsentation-subtitle" style:display-name="05-05-10_Päsentation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_30_5-05-10_5f_Päsentation-title" style:display-name="05-05-10_Päsentation-title" style:family="presentation">
      <style:graphic-properties draw:stroke="none" draw:fill="none" draw:textarea-vertical-align="middle">
        <text:list-style style:name="_30_5-05-10_5f_Päsentation-title" style:display-name="05-05-10_Päsentation-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nivers" style:font-pitch="variable" fo:font-size="3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Mgr4" style:family="graphic" style:parent-style-name="standard">
      <style:graphic-properties draw:stroke="none" draw:fill="none" draw:fill-color="#ffffff" draw:auto-grow-width="true" fo:min-height="0.296cm" fo:min-width="4.39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5-05-10_5f_Päsentation-title">
      <style:graphic-properties draw:fill-color="#ffffff" draw:auto-grow-height="false" fo:min-height="3.507cm"/>
    </style:style>
    <style:style style:name="Mpr5" style:family="presentation" style:parent-style-name="_30_5-05-10_5f_Päsentation-outline1">
      <style:graphic-properties draw:fill-color="#ffffff" draw:auto-grow-height="false" fo:min-height="13.23cm"/>
    </style:style>
    <style:style style:name="Mpr6" style:family="presentation" style:parent-style-name="_30_5-05-10_5f_Päsentation-backgroundobjects">
      <style:graphic-properties svg:stroke-color="#cc0033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40000000D005CA827.png" xlink:type="simple" xlink:show="embed" xlink:actuate="onLoad">
        <style:list-level-properties text:space-before="0.3cm" text:min-label-width="0.9cm" style:vertical-pos="middle" style:vertical-rel="line" fo:width="0.705cm" fo:height="0.458cm"/>
      </text:list-level-style-image>
      <text:list-level-style-image text:level="2" xlink:href="Pictures/10000200000000140000000D005CA827.png" xlink:type="simple" xlink:show="embed" xlink:actuate="onLoad">
        <style:list-level-properties text:space-before="1.6cm" text:min-label-width="0.8cm" style:vertical-pos="middle" style:vertical-rel="line" fo:width="0.705cm" fo:height="0.458cm"/>
      </text:list-level-style-image>
      <text:list-level-style-image text:level="3" xlink:href="Pictures/10000200000000140000000D005CA827.png" xlink:type="simple" xlink:show="embed" xlink:actuate="onLoad">
        <style:list-level-properties text:space-before="3cm" text:min-label-width="0.6cm" style:vertical-pos="middle" style:vertical-rel="line" fo:width="0.705cm" fo:height="0.458cm"/>
      </text:list-level-style-image>
      <text:list-level-style-image text:level="4" xlink:href="Pictures/10000200000000140000000D005CA827.png" xlink:type="simple" xlink:show="embed" xlink:actuate="onLoad">
        <style:list-level-properties text:space-before="4.2cm" text:min-label-width="0.6cm" style:vertical-pos="middle" style:vertical-rel="line" fo:width="0.705cm" fo:height="0.458cm"/>
      </text:list-level-style-image>
      <text:list-level-style-image text:level="5" xlink:href="Pictures/10000200000000140000000D005CA827.png" xlink:type="simple" xlink:show="embed" xlink:actuate="onLoad">
        <style:list-level-properties text:space-before="5.4cm" text:min-label-width="0.6cm" style:vertical-pos="middle" style:vertical-rel="line" fo:width="0.705cm" fo:height="0.458cm"/>
      </text:list-level-style-image>
      <text:list-level-style-image text:level="6" xlink:href="Pictures/10000200000000140000000D005CA827.png" xlink:type="simple" xlink:show="embed" xlink:actuate="onLoad">
        <style:list-level-properties text:space-before="6.6cm" text:min-label-width="0.6cm" style:vertical-pos="middle" style:vertical-rel="line" fo:width="0.705cm" fo:height="0.458cm"/>
      </text:list-level-style-image>
      <text:list-level-style-image text:level="7" xlink:href="Pictures/10000200000000140000000D005CA827.png" xlink:type="simple" xlink:show="embed" xlink:actuate="onLoad">
        <style:list-level-properties text:space-before="7.8cm" text:min-label-width="0.6cm" style:vertical-pos="middle" style:vertical-rel="line" fo:width="0.705cm" fo:height="0.458cm"/>
      </text:list-level-style-image>
      <text:list-level-style-image text:level="8" xlink:href="Pictures/10000200000000140000000D005CA827.png" xlink:type="simple" xlink:show="embed" xlink:actuate="onLoad">
        <style:list-level-properties text:space-before="9cm" text:min-label-width="0.6cm" style:vertical-pos="middle" style:vertical-rel="line" fo:width="0.705cm" fo:height="0.458cm"/>
      </text:list-level-style-image>
      <text:list-level-style-image text:level="9" xlink:href="Pictures/10000200000000140000000D005CA827.png" xlink:type="simple" xlink:show="embed" xlink:actuate="onLoad">
        <style:list-level-properties text:space-before="10.2cm" text:min-label-width="0.6cm" style:vertical-pos="middle" style:vertical-rel="line" fo:width="0.705cm" fo:height="0.45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0_5-05-10_5f_Päsentation" style:display-name="05-05-10_Päsentation" style:page-layout-name="PM1" draw:style-name="Mdp1">
      <draw:frame presentation:style-name="Mpr4" draw:text-style-name="MP4" draw:layer="backgroundobjects" svg:width="23.91cm" svg:height="2.094cm" svg:x="2.059cm" svg:y="3.5cm" presentation:class="title">
        <draw:text-box>
          <text:p text:style-name="MP4">Klicken Sie, um das Format des Titeltextes zu bearbeiten</text:p>
        </draw:text-box>
      </draw:frame>
      <draw:frame presentation:style-name="Mpr5" draw:text-style-name="MP5" draw:layer="backgroundobjects" svg:width="23.91cm" svg:height="12.346cm" svg:x="2.056cm" svg:y="6.849cm" presentation:class="outline">
        <draw:text-box>
          <text:list text:style-name="ML4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</text:list-item>
              </text:list>
            </text:list-item>
          </text:list>
        </draw:text-box>
      </draw:frame>
      <draw:line presentation:style-name="Mpr6" draw:text-style-name="MP6" draw:layer="backgroundobjects" svg:x1="1cm" svg:y1="19.68cm" svg:x2="27cm" svg:y2="19.68cm">
        <text:p/>
      </draw:line>
      <draw:frame draw:style-name="Mgr3" draw:text-style-name="MP7" draw:layer="backgroundobjects" svg:width="4.255cm" svg:height="0.725cm" svg:x="1cm" svg:y="19.9cm">
        <draw:text-box>
          <text:p text:style-name="MP4"><text:span text:style-name="MT2">www.univention.de</text:span></text:p>
        </draw:text-box>
      </draw:frame>
      <draw:frame draw:style-name="Mgr4" draw:text-style-name="MP7" draw:layer="backgroundobjects" svg:width="4.89cm" svg:height="0.725cm" svg:x="23.109cm" svg:y="20.029cm">
        <draw:text-box>
          <text:p text:style-name="MP4"><text:span text:style-name="MT2">Seite </text:span><text:span text:style-name="MT2"><text:page-number>&lt;Nummer&gt;</text:page-number></text:span><text:span text:style-name="MT2"> </text:span></text:p>
        </draw:text-box>
      </draw:frame>
      <draw:line presentation:style-name="Mpr6" draw:text-style-name="MP6" draw:layer="backgroundobjects" svg:x1="0.839cm" svg:y1="2.432cm" svg:x2="27.127cm" svg:y2="2.432cm">
        <text:p/>
      </draw:line>
      <draw:frame draw:style-name="Mgr5" draw:text-style-name="MP6" draw:layer="backgroundobjects" svg:width="10.35cm" svg:height="1.299cm" svg:x="16.749cm" svg:y="0.876cm">
        <draw:image xlink:href="Pictures/10000201000001F40000003FB435D8D1.png" xlink:type="simple" xlink:show="embed" xlink:actuate="onLoad">
          <text:p/>
        </draw:image>
      </draw:frame>
      <presentation:notes style:page-layout-name="PM2">
        <draw:page-thumbnail presentation:style-name="_30_5-05-10_5f_Päsentation-title" draw:layer="backgroundobjects" svg:width="13.712cm" svg:height="10.279cm" svg:x="3.642cm" svg:y="2.852cm" presentation:class="page"/>
        <draw:frame presentation:style-name="_30_5-05-10_5f_Päsentation-notes" draw:layer="backgroundobjects" svg:width="14.515cm" svg:height="11.41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0T15:43:54</meta:creation-date>
    <meta:editing-duration>PT01H35M34S</meta:editing-duration>
    <meta:editing-cycles>15</meta:editing-cycles>
    <dc:date>2010-09-15T10:30:31</dc:date>
    <meta:generator>OpenOffice.org/3.2$Unix OpenOffice.org_project/320m12$Build-9483</meta:generator>
    <meta:document-statistic meta:object-count="75"/>
  </office:meta>
</office:document-meta>
</file>